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style:writing-mode="page"/>
    </style:style>
    <style:style style:name="T1" style:family="text">
      <style:text-properties officeooo:rsid="0002a7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👋 Introduction</text:p>
      <text:p text:style-name="Standard">Welcome to Menu Territory Code Review! The following document establishes the general</text:p>
      <text:p text:style-name="Standard">expectations for the project. These guidelines apply to all task types.</text:p>
      <text:p text:style-name="Standard">This project has the following goals:</text:p>
      <text:p text:style-name="Standard">→​ Provide a complex prompt based on the provided task artifacts and create rubrics</text:p>
      <text:p text:style-name="Standard">that challenge cutting-edge AI models.</text:p>
      <text:p text:style-name="Standard">→​ Provide a Golden Response based on the diff.</text:p>
      <text:p text:style-name="Standard">→​ Evaluate a model’s ability to identify all issues in a PR, and provide helpful</text:p>
      <text:p text:style-name="Standard">feedback (e.g., propose fixes, generate a final patch) through the creation of</text:p>
      <text:p text:style-name="Standard">Rubrics.</text:p>
      <text:p text:style-name="Standard">→​ Verify the created prompt, and rubrics stumped at least 1 model.</text:p>
      <text:p text:style-name="Standard">📄 Guidelines</text:p>
      <text:p text:style-name="Standard">Important Tip​</text:p>
      <text:p text:style-name="Standard">Use whatever workflow you prefer to browse PRs and view commit hashes/diffs.</text:p>
      <text:p text:style-name="Standard">The output must be reproducible from public repo data.</text:p>
      <text:p text:style-name="Standard"/>
      <text:p text:style-name="Standard">Step 1: Read Task Specs &amp; Constraint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1) Repo and</text:p>
            <text:p text:style-name="Table_20_Contents">other task</text:p>
            <text:p text:style-name="Table_20_Contents">artifacts</text:p>
            <text:p text:style-name="Table_20_Contents">provided in the</text:p>
            <text:p text:style-name="Table_20_Contents">task</text:p>
          </table:table-cell>
          <table:table-cell table:style-name="Table1.A1" office:value-type="string">
            <text:p text:style-name="Table_20_Contents">Review all the task artifacts (repo, issue title, diff, PR link, etc.) provided in</text:p>
            <text:p text:style-name="Table_20_Contents">the tasks:</text:p>
            <text:p text:style-name="Table_20_Contents">✔​ All required information will be provided to you.</text:p>
            <text:p text:style-name="Table_20_Contents">✔​ You are NOT required to perform any harvesting, repository</text:p>
            <text:p text:style-name="Table_20_Contents">exploration, commit searching, or external lookup.</text:p>
          </table:table-cell>
        </table:table-row>
        <table:table-row>
          <table:table-cell table:style-name="Table1.A1" office:value-type="string">
            <text:p text:style-name="Table_20_Contents">2) Save the diff</text:p>
            <text:p text:style-name="Table_20_Contents">in the prompt</text:p>
          </table:table-cell>
          <table:table-cell table:style-name="Table1.A1" office:value-type="string">
            <text:p text:style-name="Table_20_Contents">Save the diff exactly as provided.</text:p>
            <text:p text:style-name="Table_20_Contents">→​ Copy/paste the provided diff from the task artifact section to the</text:p>
            <text:p text:style-name="Table_20_Contents">prompt as reference text.</text:p>
          </table:table-cell>
        </table:table-row>
      </table:table>
      <text:p text:style-name="Standard"/>
      <text:p text:style-name="Standard">STEP 2: Draft the Prompt</text:p>
      <text:p text:style-name="Standard">The prompt should assign a persona of a senior software engineer (or equivalent) tasked</text:p>
      <text:p text:style-name="Standard">with performing a code review. A review of the PR must be clearly requested.</text:p>
      <text:p text:style-name="Standard"/>
      <text:p text:style-name="Standard">The (Diff) reference text of the prompt must have issues, so that there is something to</text:p>
      <text:p text:style-name="Standard">point out in the code review. There must be at least one serious blocking issue in the</text:p>
      <text:p text:style-name="Standard">given diff. If there are no serious issues in the given diff, please flag the task and skip the</text:p>
      <text:p text:style-name="Standard">task. Here is a list of the issues that are allowed:</text:p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Serious Blocking Issu<text:span text:style-name="T1">es</text:span></text:p>
          </table:table-cell>
          <table:table-cell table:style-name="Table2.A1" office:value-type="string">
            <text:p text:style-name="Table_20_Contents">Non-serious Issues</text:p>
          </table:table-cell>
        </table:table-row>
        <table:table-row>
          <table:table-cell table:style-name="Table2.A1" office:value-type="string">
            <text:p text:style-name="Table_20_Contents">→​ new bugs/correctness</text:p>
          </table:table-cell>
          <table:table-cell table:style-name="Table2.A1" office:value-type="string">
            <text:p text:style-name="Table_20_Contents">→​ poor formatting</text:p>
          </table:table-cell>
        </table:table-row>
        <table:table-row>
          <table:table-cell table:style-name="Table2.A1" office:value-type="string">
            <text:p text:style-name="Table_20_Contents">→​ security risk</text:p>
          </table:table-cell>
          <table:table-cell table:style-name="Table2.A1" office:value-type="string">
            <text:p text:style-name="Table_20_Contents">→​ dependency bumps</text:p>
          </table:table-cell>
        </table:table-row>
        <table:table-row>
          <table:table-cell table:style-name="Table2.A1" office:value-type="string">
            <text:p text:style-name="Table_20_Contents">→​ functionality failures</text:p>
          </table:table-cell>
          <table:table-cell table:style-name="Table2.A1" office:value-type="string">
            <text:p text:style-name="Table_20_Contents">→​ subpar documentation</text:p>
          </table:table-cell>
        </table:table-row>
        <table:table-row>
          <table:table-cell table:style-name="Table2.A1" office:value-type="string">
            <text:p text:style-name="Table_20_Contents">→​ missing core tests</text:p>
          </table:table-cell>
          <table:table-cell table:style-name="Table2.A1" office:value-type="string">
            <text:p text:style-name="Table_20_Contents">→​ Etc</text:p>
          </table:table-cell>
        </table:table-row>
        <table:table-row>
          <table:table-cell table:style-name="Table2.A1" office:value-type="string">
            <text:p text:style-name="Table_20_Contents">→​ core edge cases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→​ performance regression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→​ API misus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→​ Etc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To craft your prompt, make sure to give the following structure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Role + goal ​</text:p>
            <text:p text:style-name="Table_20_Contents">(2–3 sentences)</text:p>
          </table:table-cell>
          <table:table-cell table:style-name="Table3.A1" office:value-type="string">
            <text:p text:style-name="Table_20_Contents">"You are a senior software engineer reviewing a PR diff to verify it</text:p>
            <text:p text:style-name="Table_20_Contents">solves the problem statement, is production-ready, and</text:p>
            <text:p text:style-name="Table_20_Contents">introduces no bugs."</text:p>
          </table:table-cell>
        </table:table-row>
        <table:table-row>
          <table:table-cell table:style-name="Table3.A1" office:value-type="string">
            <text:p text:style-name="Table_20_Contents">Problem statement ​</text:p>
            <text:p text:style-name="Table_20_Contents">(3–8 lines)</text:p>
          </table:table-cell>
          <table:table-cell table:style-name="Table3.A1" office:value-type="string">
            <text:p text:style-name="Table_20_Contents">Explain what’s broken / what’s expected. Keep it concrete.</text:p>
          </table:table-cell>
        </table:table-row>
        <table:table-row>
          <table:table-cell table:style-name="Table3.A1" office:value-type="string">
            <text:p text:style-name="Table_20_Contents">Diff saved</text:p>
          </table:table-cell>
          <table:table-cell table:style-name="Table3.A1" office:value-type="string">
            <text:p text:style-name="Table_20_Contents">The diff saved as reference text in the prompt should contain the</text:p>
            <text:p text:style-name="Table_20_Contents">entire diff from the task artifacts including all file changes.</text:p>
          </table:table-cell>
        </table:table-row>
        <table:table-row>
          <table:table-cell table:style-name="Table3.A1" office:value-type="string">
            <text:p text:style-name="Table_20_Contents">Prompt Type/Output</text:p>
            <text:p text:style-name="Table_20_Contents">requirements ​</text:p>
            <text:p text:style-name="Table_20_Contents">(pick ONE)</text:p>
          </table:table-cell>
          <table:table-cell table:style-name="Table3.A1" office:value-type="string">
            <text:p text:style-name="Table_20_Contents">Review-only: "Return a detailed PR review with issues, risks, and</text:p>
            <text:p text:style-name="Table_20_Contents">required changes before merge."</text:p>
            <text:p text:style-name="Table_20_Contents">Review + fix (Airflow-style): "If issues exist, propose a fix plan</text:p>
            <text:p text:style-name="Table_20_Contents">and then upload a corrected patch in your golden response."</text:p>
          </table:table-cell>
        </table:table-row>
      </table:table>
      <text:p text:style-name="Standard"/>
      <text:p text:style-name="Standard">STEP 3: Generate Golden Response based on PR</text:p>
      <text:p text:style-name="Standard">Write the Golden Review as the ideal senior-engineer PR review comment. It must be</text:p>
      <text:p text:style-name="Standard">structured, specific, and actionable, and it must match the task’s required output</text:p>
      <text:p text:style-name="Standard">(review-only vs review+fix).</text:p>
      <text:p text:style-name="Standard"/>
      <text:p text:style-name="Standard">The Golden Review should encapsulate what an ideal response should look like — it</text:p>
      <text:p text:style-name="Standard">shouldn’t fail any of the Rubric’s criteria, and should be free of any objective</text:p>
      <text:p text:style-name="Standard">inaccuracies, and its code changes should not introduce errors.</text:p>
      <text:p text:style-name="Standard"/>
      <text:p text:style-name="Standard">Required Structure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1. Summary​</text:p>
            <text:p text:style-name="Table_20_Contents">(2-4 sentences)</text:p>
          </table:table-cell>
          <table:table-cell table:style-name="Table4.A1" office:value-type="string">
            <text:p text:style-name="Table_20_Contents">→​ Does the patch solve the problem statement?</text:p>
            <text:p text:style-name="Table_20_Contents">→​ What are the top 1–2 issues that matter most?</text:p>
          </table:table-cell>
        </table:table-row>
        <table:table-row>
          <table:table-cell table:style-name="Table4.A1" office:value-type="string">
            <text:p text:style-name="Table_20_Contents">2. Blockers​</text:p>
            <text:p text:style-name="Table_20_Contents">(must-fix before</text:p>
            <text:p text:style-name="Table_20_Contents">merge)</text:p>
          </table:table-cell>
          <table:table-cell table:style-name="Table4.A1" office:value-type="string">
            <text:p text:style-name="Table_20_Contents">→​ Bullet list</text:p>
            <text:p text:style-name="Table_20_Contents">→​ For each blocker, include:</text:p>
            <text:p text:style-name="Table_20_Contents">●​ What’s wrong</text:p>
            <text:p text:style-name="Table_20_Contents">●​ Why it matters (bug, regression risk, correctness, UX, etc.)</text:p>
            <text:p text:style-name="Table_20_Contents">●​ Exact fix (conceptual solutions on what to change)</text:p>
            <text:p text:style-name="Table_20_Contents">●​ Where (file path + line range if available in the diff)</text:p>
            <text:p text:style-name="Table_20_Contents">→​ Each task must include at least one blocker</text:p>
          </table:table-cell>
        </table:table-row>
        <table:table-row>
          <table:table-cell table:style-name="Table4.A1" office:value-type="string">
            <text:p text:style-name="Table_20_Contents">3. Non-blocking</text:p>
            <text:p text:style-name="Table_20_Contents">suggestions</text:p>
          </table:table-cell>
          <table:table-cell table:style-name="Table4.A1" office:value-type="string">
            <text:p text:style-name="Table_20_Contents">→​ Optional improvements (readability, small cleanup).</text:p>
            <text:p text:style-name="Table_20_Contents">→​ Keep it short and avoid scope creep.</text:p>
          </table:table-cell>
        </table:table-row>
        <table:table-row>
          <table:table-cell table:style-name="Table4.A1" office:value-type="string">
            <text:p text:style-name="Table_20_Contents">4. Tests / Validation</text:p>
          </table:table-cell>
          <table:table-cell table:style-name="Table4.A1" office:value-type="string">
            <text:p text:style-name="Table_20_Contents">→​ List the specific edge cases that must be tested.</text:p>
            <text:p text:style-name="Table_20_Contents">→​ Say what should fail before the fix and pass after it.</text:p>
            <text:p text:style-name="Table_20_Contents">→​ If the change affects behavior, require a regression test.</text:p>
          </table:table-cell>
        </table:table-row>
        <table:table-row>
          <table:table-cell table:style-name="Table4.A1" office:value-type="string">
            <text:p text:style-name="Table_20_Contents">5. Fix plan​</text:p>
            <text:p text:style-name="Table_20_Contents"><text:soft-page-break/>(ONLY if the task</text:p>
            <text:p text:style-name="Table_20_Contents">requires a plan)</text:p>
          </table:table-cell>
          <table:table-cell table:style-name="Table4.A1" office:value-type="string">
            <text:p text:style-name="Table_20_Contents">→​ Upload the correct patch file with a golden <text:soft-page-break/>response.</text:p>
            <text:p text:style-name="Table_20_Contents">→​ A golden diff without any blockers and keep changes minimal</text:p>
            <text:p text:style-name="Table_20_Contents">(no unrelated refactors).</text:p>
          </table:table-cell>
        </table:table-row>
        <table:table-row>
          <table:table-cell table:style-name="Table4.A1" office:value-type="string">
            <text:p text:style-name="Table_20_Contents">6. Corrected patch ​</text:p>
            <text:p text:style-name="Table_20_Contents">(ONLY if the task</text:p>
            <text:p text:style-name="Table_20_Contents">requires providing a</text:p>
            <text:p text:style-name="Table_20_Contents">patch)</text:p>
          </table:table-cell>
          <table:table-cell table:style-name="Table4.A1" office:value-type="string">
            <text:p text:style-name="Table_20_Contents">→​ Upload the correct patch file with a golden response.</text:p>
            <text:p text:style-name="Table_20_Contents">→​ A golden diff without any blockers and keep changes minimal</text:p>
            <text:p text:style-name="Table_20_Contents">(no unrelated refactors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5:21:04.977987801</meta:creation-date>
    <dc:date>2026-03-07T16:08:32.701973549</dc:date>
    <meta:editing-duration>PT4M8S</meta:editing-duration>
    <meta:editing-cycles>1</meta:editing-cycles>
    <meta:document-statistic meta:table-count="4" meta:image-count="0" meta:object-count="0" meta:page-count="3" meta:paragraph-count="114" meta:word-count="504" meta:character-count="4361" meta:non-whitespace-character-count="2454"/>
    <meta:generator>LibreOffice/24.2.7.2$Linux_X86_64 LibreOffice_project/420$Build-2</meta:generator>
  </office:meta>
</office:document-meta>
</file>